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 Serif Georgian" svg:font-family="'Noto Serif Georgian', serif"/>
  </office:font-face-decls>
  <office:automatic-styles>
    <style:style style:name="P1" style:family="paragraph" style:parent-style-name="Standard">
      <style:text-properties style:font-name="Liberation Serif" officeooo:rsid="0011545f" officeooo:paragraph-rsid="0011545f"/>
    </style:style>
    <style:style style:name="P2" style:family="paragraph" style:parent-style-name="Text_20_body">
      <style:text-properties style:font-name="Liberation Serif"/>
    </style:style>
    <style:style style:name="P3" style:family="paragraph" style:parent-style-name="Text_20_body">
      <style:text-properties fo:color="#000000" loext:opacity="100%" style:font-name="Liberation Serif" fo:font-size="12pt" fo:font-weight="normal" officeooo:rsid="0011545f" officeooo:paragraph-rsid="0011545f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80%" style:writing-mode="lr-tb"/>
      <style:text-properties fo:color="#000000" loext:opacity="100%" style:font-name="Liberation Serif" fo:font-size="12pt" fo:font-weight="normal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80%" style:writing-mode="lr-tb"/>
      <style:text-properties fo:color="#000000" loext:opacity="100%" style:font-name="Liberation Serif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80%" style:writing-mode="lr-tb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80%" fo:background-color="transparent" style:writing-mode="lr-tb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.423cm" style:contextual-spacing="false" fo:line-height="180%" fo:background-color="transparent" style:writing-mode="lr-tb"/>
    </style:style>
    <style:style style:name="P9" style:family="paragraph" style:parent-style-name="Text_20_body">
      <style:paragraph-properties fo:margin-top="0cm" fo:margin-bottom="0cm" style:contextual-spacing="false" fo:line-height="180%" style:writing-mode="lr-tb"/>
      <style:text-properties fo:color="#000000" loext:opacity="100%" style:font-name="Liberation Serif" fo:font-size="12pt" fo:font-weight="normal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80%" style:writing-mode="lr-tb"/>
      <style:text-properties fo:color="#000000" loext:opacity="100%" style:font-name="Liberation Serif" fo:font-size="12pt" fo:font-weight="normal" officeooo:rsid="0011545f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80%" style:writing-mode="lr-tb"/>
      <style:text-properties fo:color="#000000" loext:opacity="100%" style:font-name="Liberation Serif" fo:font-size="12pt" fo:font-weight="normal" officeooo:rsid="0012f36b" officeooo:paragraph-rsid="0012f36b" fo:background-color="transparent"/>
    </style:style>
    <style:style style:name="T1" style:family="text">
      <style:text-properties fo:color="#000000" loext:opacity="100%" style:font-name="Liberation Serif" fo:font-size="12pt" fo:font-weight="normal" fo:background-color="transparent" loext:char-shading-value="0"/>
    </style:style>
    <style:style style:name="T2" style:family="text">
      <style:text-properties fo:font-size="12pt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ção do Código | Empresa Inc.</text:p>
      <text:p text:style-name="P1"/>
      <text:p text:style-name="P3"><text:bookmark text:name="gmail-docs-internal-guid-39eb54b6-7fff-4406-dfce-2b893e345688"/>Contexto:</text:p>
      <text:p text:style-name="P4">A Empresa Inc. é uma empresa renomada no setor de pesquisa e análise de dados, com uma vasta gama de clientes em todo o mundo. No entanto, a empresa enfrenta um desafio crítico de descentralização dos dados das pesquisas, resultando em dificuldades na análise eficiente e rápida das informações coletadas. A empresa utiliza uma variedade de serviços de formulários online para coletar respostas de pesquisas de seus clientes. A falta de um sistema centralizado para armazenar e analisar as respostas estava se tornando um grande problema.</text:p>
      <text:p text:style-name="P2"/>
      <text:p text:style-name="P4">Desafio:</text:p>
      <text:p text:style-name="P4">Seu papel é desenvolver uma solução simples e eficaz para armazenar e disponibilizar os dados das pesquisas de forma centralizada, com a capacidade de acesso através de uma API em Python simples.</text:p>
      <text:p text:style-name="P2"/>
      <text:p text:style-name="P6"><text:span text:style-name="T1">Você deve consumir uma API disponibilizada (</text:span><text:a xlink:type="simple" xlink:href="https://numera-case.web.app/" text:style-name="Internet_20_link" text:visited-style-name="Visited_20_Internet_20_Link">https://numera-case.web.app</text:a><text:span text:style-name="T1">)</text:span></text:p>
      <text:p text:style-name="P4">para realizar a extração dos dados referente a várias pesquisas realizadas pela empresa.</text:p>
      <text:list xml:id="list118817658" text:style-name="L1">
        <text:list-item>
          <text:p text:style-name="P7"><text:a xlink:type="simple" xlink:href="https://numera-case.web.app/v1/survey/1/answers" text:style-name="Internet_20_link" text:visited-style-name="Visited_20_Internet_20_Link"><text:span text:style-name="T1">https://numera-case.web.app/v1/survey/1/answers</text:span></text:a></text:p>
        </text:list-item>
        <text:list-item>
          <text:p text:style-name="P7"><text:a xlink:type="simple" xlink:href="https://numera-case.web.app/v1/survey/2/answers" text:style-name="Internet_20_link" text:visited-style-name="Visited_20_Internet_20_Link"><text:span text:style-name="T1">https://numera-case.web.app/v1/survey/2/answers</text:span></text:a></text:p>
        </text:list-item>
        <text:list-item>
          <text:p text:style-name="P8"><text:a xlink:type="simple" xlink:href="https://numera-case.web.app/v1/survey/3/answers" text:style-name="Internet_20_link" text:visited-style-name="Visited_20_Internet_20_Link"><text:span text:style-name="T1">https://numera-case.web.app/v1/survey/3/answers</text:span></text:a></text:p>
        </text:list-item>
      </text:list>
      <text:p text:style-name="P2"/>
      <text:p text:style-name="P4">Para simular a variedade de serviços de formulários online utilizados pela empresa, cada</text:p>
      <text:p text:style-name="P4">endpoint possui um formato diferente dos dados.</text:p>
      <text:p text:style-name="P2"/>
      <text:p text:style-name="P5"><text:span text:style-name="T2">Devendo assim padronizar as informações da melhor forma possível.</text:span></text:p>
      <text:p text:style-name="P2"/>
      <text:p text:style-name="P4">Requisitos:</text:p>
      <text:p text:style-name="P4">1. Armazenamento Centralizado: Criar um sistema que extraia, apenas 1 vez, as respostas das pesquisas e armazene de forma organizada em um banco de dados de sua preferência.</text:p>
      <text:p text:style-name="P4">2. API em Python: Desenvolver uma API em Python extremamente simples que</text:p>
      <text:p text:style-name="P4"><text:soft-page-break/>permita o acesso aos dados armazenados.</text:p>
      <text:p text:style-name="P4">3. Simplicidade e Eficiência: Priorizar uma solução simples, clara e organizada.</text:p>
      <text:p text:style-name="P10">________________________________________________________________________________</text:p>
      <text:p text:style-name="P11">DOCUMENTAÇÃO PARA DEPLOY DA APLICAÇÃO</text:p>
      <text:p text:style-name="P11">Para fazer o deploy de uma aplicação Flask com MariaDB e Python, você pode seguir um plano geral que envolve configuração do ambiente, deploy da aplicação, e monitoramento. Aqui está um passo a passo:</text:p>
      <text:p text:style-name="P11"/>
      <text:p text:style-name="P11">### 1. **Preparação do Ambiente**</text:p>
      <text:p text:style-name="P11"><text:s text:c="3"/>- **Escolha do Servidor:**</text:p>
      <text:p text:style-name="P11"><text:s text:c="5"/>- **VPS (Virtual Private Server)** como DigitalOcean, AWS EC2, ou Linode.</text:p>
      <text:p text:style-name="P11"><text:s text:c="5"/>- **Plataformas PaaS** como Heroku ou Render, se quiser algo mais gerenciado.</text:p>
      <text:p text:style-name="P11"><text:s text:c="3"/>- **Configuração do Sistema Operacional:**</text:p>
      <text:p text:style-name="P11"><text:s text:c="5"/>- Use uma distribuição Linux como Ubuntu ou CentOS.</text:p>
      <text:p text:style-name="P11"><text:s text:c="5"/>- Atualize o sistema:</text:p>
      <text:p text:style-name="P11"><text:s text:c="7"/>```bash</text:p>
      <text:p text:style-name="P11"><text:s text:c="7"/>sudo apt update &amp;&amp; sudo apt upgrade</text:p>
      <text:p text:style-name="P11"><text:s text:c="7"/>```</text:p>
      <text:p text:style-name="P11"/>
      <text:p text:style-name="P11">### 2. **Instalação das Dependências**</text:p>
      <text:p text:style-name="P11"><text:s text:c="3"/>- **Instale o Python e pip:**</text:p>
      <text:p text:style-name="P11"><text:s text:c="5"/>```bash</text:p>
      <text:p text:style-name="P11"><text:s text:c="5"/>sudo apt install python3 python3-pip</text:p>
      <text:p text:style-name="P11"><text:s text:c="5"/>```</text:p>
      <text:p text:style-name="P11"><text:s text:c="3"/>- **Instale o MariaDB:**</text:p>
      <text:p text:style-name="P11"><text:s text:c="5"/>```bash</text:p>
      <text:p text:style-name="P11"><text:s text:c="5"/>sudo apt install mariadb-server</text:p>
      <text:p text:style-name="P11"><text:s text:c="5"/>```</text:p>
      <text:p text:style-name="P11"><text:s text:c="5"/>- Inicie e configure o MariaDB:</text:p>
      <text:p text:style-name="P11"><text:soft-page-break/><text:s text:c="7"/>```bash</text:p>
      <text:p text:style-name="P11"><text:s text:c="7"/>sudo systemctl start mariadb</text:p>
      <text:p text:style-name="P11"><text:s text:c="7"/>sudo mysql_secure_installation</text:p>
      <text:p text:style-name="P11"><text:s text:c="7"/>```</text:p>
      <text:p text:style-name="P11"><text:s text:c="3"/>- **Instale o servidor web e o WSGI:**</text:p>
      <text:p text:style-name="P11"><text:s text:c="5"/>- Instale o **Nginx** e o **Gunicorn** (para servir o Flask):</text:p>
      <text:p text:style-name="P11"><text:s text:c="7"/>```bash</text:p>
      <text:p text:style-name="P11"><text:s text:c="7"/>sudo apt install nginx</text:p>
      <text:p text:style-name="P11"><text:s text:c="7"/>pip install gunicorn</text:p>
      <text:p text:style-name="P11"><text:s text:c="7"/>```</text:p>
      <text:p text:style-name="P11"/>
      <text:p text:style-name="P11">### 3. **Configuração do Banco de Dados**</text:p>
      <text:p text:style-name="P11"><text:s text:c="3"/>- **Crie e configure o banco de dados MariaDB:**</text:p>
      <text:p text:style-name="P11"><text:s text:c="5"/>- Acesse o MariaDB:</text:p>
      <text:p text:style-name="P11"><text:s text:c="7"/>```bash</text:p>
      <text:p text:style-name="P11"><text:s text:c="7"/>sudo mysql -u root -p</text:p>
      <text:p text:style-name="P11"><text:s text:c="7"/>```</text:p>
      <text:p text:style-name="P11"><text:s text:c="5"/>- Crie o banco de dados e usuário:</text:p>
      <text:p text:style-name="P11"><text:s text:c="7"/>```sql</text:p>
      <text:p text:style-name="P11"><text:s text:c="7"/>CREATE DATABASE nome_do_banco;</text:p>
      <text:p text:style-name="P11"><text:s text:c="7"/>CREATE USER 'usuario'@'localhost' IDENTIFIED BY 'senha';</text:p>
      <text:p text:style-name="P11"><text:s text:c="7"/>GRANT ALL PRIVILEGES ON nome_do_banco.* TO 'usuario'@'localhost';</text:p>
      <text:p text:style-name="P11"><text:s text:c="7"/>FLUSH PRIVILEGES;</text:p>
      <text:p text:style-name="P11"><text:s text:c="7"/>```</text:p>
      <text:p text:style-name="P11"><text:s text:c="5"/>- Ajuste a aplicação Flask para conectar-se ao banco de dados usando essas credenciais.</text:p>
      <text:p text:style-name="P11"/>
      <text:p text:style-name="P11">### 4. **Deploy da Aplicação Flask**</text:p>
      <text:p text:style-name="P11"><text:s text:c="3"/>- **Organize a estrutura do projeto:**</text:p>
      <text:p text:style-name="P11"><text:s text:c="5"/>- Certifique-se de que a aplicação Flask esteja em um ambiente virtual.</text:p>
      <text:p text:style-name="P11"><text:soft-page-break/><text:s text:c="5"/>- Instale as dependências necessárias (`requirements.txt`).</text:p>
      <text:p text:style-name="P11"><text:s text:c="3"/>- **Crie um arquivo Gunicorn para servir a aplicação:**</text:p>
      <text:p text:style-name="P11"><text:s text:c="5"/>```bash</text:p>
      <text:p text:style-name="P11"><text:s text:c="5"/>gunicorn --workers 3 wsgi:app</text:p>
      <text:p text:style-name="P11"><text:s text:c="5"/>```</text:p>
      <text:p text:style-name="P11"><text:s text:c="5"/>- `wsgi.py` deve conter a importação do app do Flask.</text:p>
      <text:p text:style-name="P11"/>
      <text:p text:style-name="P11"><text:s text:c="3"/>- **Configure o Nginx:**</text:p>
      <text:p text:style-name="P11"><text:s text:c="5"/>- Crie um arquivo de configuração para o Nginx:</text:p>
      <text:p text:style-name="P11"><text:s text:c="7"/>```bash</text:p>
      <text:p text:style-name="P11"><text:s text:c="7"/>sudo nano /etc/nginx/sites-available/minha_aplicacao</text:p>
      <text:p text:style-name="P11"><text:s text:c="7"/>```</text:p>
      <text:p text:style-name="P11"><text:s text:c="5"/>- Adicione o seguinte conteúdo (exemplo):</text:p>
      <text:p text:style-name="P11"><text:s text:c="7"/>```nginx</text:p>
      <text:p text:style-name="P11"><text:s text:c="7"/>server {</text:p>
      <text:p text:style-name="P11"><text:s text:c="11"/>listen 80;</text:p>
      <text:p text:style-name="P11"><text:s text:c="11"/>server_name seu_dominio.com;</text:p>
      <text:p text:style-name="P11"/>
      <text:p text:style-name="P11"><text:s text:c="11"/>location / {</text:p>
      <text:p text:style-name="P11"><text:s text:c="15"/>proxy_pass http://127.0.0.1:8000;</text:p>
      <text:p text:style-name="P11"><text:s text:c="15"/>proxy_set_header Host $host;</text:p>
      <text:p text:style-name="P11"><text:s text:c="15"/>proxy_set_header X-Real-IP $remote_addr;</text:p>
      <text:p text:style-name="P11"><text:s text:c="15"/>proxy_set_header X-Forwarded-For $proxy_add_x_forwarded_for;</text:p>
      <text:p text:style-name="P11"><text:s text:c="15"/>proxy_set_header X-Forwarded-Proto $scheme;</text:p>
      <text:p text:style-name="P11"><text:s text:c="11"/>}</text:p>
      <text:p text:style-name="P11"><text:s text:c="7"/>}</text:p>
      <text:p text:style-name="P11"><text:s text:c="7"/>```</text:p>
      <text:p text:style-name="P11"><text:s text:c="5"/>- Ative a configuração e reinicie o Nginx:</text:p>
      <text:p text:style-name="P11"><text:s text:c="7"/>```bash</text:p>
      <text:p text:style-name="P11"><text:soft-page-break/><text:s text:c="7"/>sudo ln -s /etc/nginx/sites-available/minha_aplicacao /etc/nginx/sites-enabled</text:p>
      <text:p text:style-name="P11"><text:s text:c="7"/>sudo systemctl restart nginx</text:p>
      <text:p text:style-name="P11"><text:s text:c="7"/>```</text:p>
      <text:p text:style-name="P11"/>
      <text:p text:style-name="P11">### 5. **Gerenciamento e Monitoramento**</text:p>
      <text:p text:style-name="P11"><text:s text:c="3"/>- **Gerenciar com Systemd:**</text:p>
      <text:p text:style-name="P11"><text:s text:c="5"/>- Crie um serviço Systemd para garantir que Gunicorn e Nginx iniciem automaticamente:</text:p>
      <text:p text:style-name="P11"><text:s text:c="7"/>```bash</text:p>
      <text:p text:style-name="P11"><text:s text:c="7"/>sudo nano /etc/systemd/system/minha_aplicacao.service</text:p>
      <text:p text:style-name="P11"><text:s text:c="7"/>```</text:p>
      <text:p text:style-name="P11"><text:s text:c="5"/>- Adicione o seguinte conteúdo:</text:p>
      <text:p text:style-name="P11"><text:s text:c="7"/>```ini</text:p>
      <text:p text:style-name="P11"><text:s text:c="7"/>[Unit]</text:p>
      <text:p text:style-name="P11"><text:s text:c="7"/>Description=Gunicorn instance to serve minha_aplicacao</text:p>
      <text:p text:style-name="P11"><text:s text:c="7"/>After=network.target</text:p>
      <text:p text:style-name="P11"/>
      <text:p text:style-name="P11"><text:s text:c="7"/>[Service]</text:p>
      <text:p text:style-name="P11"><text:s text:c="7"/>User=user</text:p>
      <text:p text:style-name="P11"><text:s text:c="7"/>Group=www-data</text:p>
      <text:p text:style-name="P11"><text:s text:c="7"/>WorkingDirectory=/caminho/para/sua/aplicacao</text:p>
      <text:p text:style-name="P11"><text:s text:c="7"/>ExecStart=/caminho/para/sua/env/bin/gunicorn --workers 3 --bind unix:minha_aplicacao.sock -m 007 wsgi:app</text:p>
      <text:p text:style-name="P11"/>
      <text:p text:style-name="P11"><text:s text:c="7"/>[Install]</text:p>
      <text:p text:style-name="P11"><text:s text:c="7"/>WantedBy=multi-user.target</text:p>
      <text:p text:style-name="P11"><text:s text:c="7"/>```</text:p>
      <text:p text:style-name="P11"><text:s text:c="5"/>- Ative e inicie o serviço:</text:p>
      <text:p text:style-name="P11"><text:s text:c="7"/>```bash</text:p>
      <text:p text:style-name="P11"><text:s text:c="7"/>sudo systemctl start minha_aplicacao</text:p>
      <text:p text:style-name="P11"><text:soft-page-break/><text:s text:c="7"/>sudo systemctl enable minha_aplicacao</text:p>
      <text:p text:style-name="P11"><text:s text:c="7"/>```</text:p>
      <text:p text:style-name="P11"><text:s text:c="3"/>- **Configurar HTTPS:**</text:p>
      <text:p text:style-name="P11"><text:s text:c="5"/>- Use **Certbot** para configurar HTTPS com Let's Encrypt:</text:p>
      <text:p text:style-name="P11"><text:s text:c="7"/>```bash</text:p>
      <text:p text:style-name="P11"><text:s text:c="7"/>sudo apt install certbot python3-certbot-nginx</text:p>
      <text:p text:style-name="P11"><text:s text:c="7"/>sudo certbot --nginx -d seu_dominio.com</text:p>
      <text:p text:style-name="P11"><text:s text:c="7"/>```</text:p>
      <text:p text:style-name="P11"/>
      <text:p text:style-name="P11"><text:s text:c="3"/>- **Monitoramento:**</text:p>
      <text:p text:style-name="P11"><text:s text:c="5"/>- Configure ferramentas como **Prometheus** ou **Grafana** para monitorar a aplicação e o banco de dados.</text:p>
      <text:p text:style-name="P11"><text:s text:c="5"/>- Utilize **logrotate** para gerenciar logs.</text:p>
      <text:p text:style-name="P11"/>
      <text:p text:style-name="P11">### 6. **Manutenção Contínua**</text:p>
      <text:p text:style-name="P11"><text:s text:c="3"/>- **Backup do Banco de Dados:**</text:p>
      <text:p text:style-name="P11"><text:s text:c="5"/>- Automatize backups regulares do MariaDB.</text:p>
      <text:p text:style-name="P11"><text:s text:c="3"/>- **Atualizações:**</text:p>
      <text:p text:style-name="P11"><text:s text:c="5"/>- Mantenha o sistema e as dependências atualizadas para segurança.</text:p>
      <text:p text:style-name="P11"/>
      <text:p text:style-name="P11">Esse plano cobre o essencial para fazer o deploy de uma aplicação Flask com MariaDB. Dependendo do escopo e das necessidades da aplicação, você pode precisar ajustar ou expandir esses pass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 Serif Georgian" svg:font-family="'Noto Serif Georgi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09:49:13.710045703</meta:creation-date>
    <dc:date>2024-08-24T13:20:24.929882050</dc:date>
    <meta:editing-duration>PT58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6" meta:paragraph-count="137" meta:word-count="784" meta:character-count="6262" meta:non-whitespace-character-count="4923"/>
  </office:meta>
</office:document-meta>
</file>